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90000036B5712CAB3604C347A.png" manifest:media-type="image/png"/>
  <manifest:file-entry manifest:full-path="Pictures/100000000000056400000537B67B5097C25D52C8.png" manifest:media-type="image/png"/>
  <manifest:file-entry manifest:full-path="Pictures/10000000000001FE000003E10590474E0E1F3544.png" manifest:media-type="image/png"/>
  <manifest:file-entry manifest:full-path="Pictures/10000201000000CB0000005C426F19A77CD6EEDB.png" manifest:media-type="image/png"/>
  <manifest:file-entry manifest:full-path="Pictures/10000000000004F500000426593919F32B0526B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/>
    </style:style>
    <style:style style:name="gr3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748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43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71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102cm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91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5.292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933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06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8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2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023cm"/>
    </style:style>
    <style:style style:name="gr23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25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1.095cm" fo:min-width="3.131cm" fo:padding-top="0.151cm" fo:padding-bottom="0.151cm" fo:padding-left="0.276cm" fo:padding-right="0.276cm" draw:shadow-offset-x="0.203cm" draw:shadow-offset-y="0.203cm"/>
    </style:style>
    <style:style style:name="gr27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242cm" fo:padding-top="0.151cm" fo:padding-bottom="0.151cm" fo:padding-left="0.276cm" fo:padding-right="0.276cm" draw:shadow-offset-x="0.203cm" draw:shadow-offset-y="0.203cm"/>
    </style:style>
    <style:style style:name="gr28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369cm" fo:padding-top="0.151cm" fo:padding-bottom="0.151cm" fo:padding-left="0.276cm" fo:padding-right="0.276cm" draw:shadow-offset-x="0.203cm" draw:shadow-offset-y="0.203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2.544cm" fo:min-width="4.707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73cm, 0.289cm, 1.016cm, 0.254cm)" draw:image-opacity="100%" style:mirror="none"/>
    </style:style>
    <style:style style:name="gr31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4.274cm" fo:padding-top="0.151cm" fo:padding-bottom="0.151cm" fo:padding-left="0.276cm" fo:padding-right="0.276cm" draw:shadow-offset-x="0.203cm" draw:shadow-offset-y="0.203cm"/>
    </style:style>
    <style:style style:name="gr32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44cm" fo:padding-top="0.15cm" fo:padding-bottom="0.15cm" fo:padding-left="0.275cm" fo:padding-right="0.275cm"/>
    </style:style>
    <style:style style:name="gr3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4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35" style:family="graphic" style:parent-style-name="Default_5f_1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36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7" style:family="graphic" style:parent-style-name="Default_5f_1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38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39" style:family="graphic" style:parent-style-name="Default_5f_1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40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07cm" fo:padding-top="0.15cm" fo:padding-bottom="0.15cm" fo:padding-left="0.275cm" fo:padding-right="0.275cm"/>
    </style:style>
    <style:style style:name="gr41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244cm" fo:padding-top="0.15cm" fo:padding-bottom="0.15cm" fo:padding-left="0.275cm" fo:padding-right="0.275cm"/>
    </style:style>
    <style:style style:name="gr42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409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stroke="solid" svg:stroke-width="0.051cm" svg:stroke-color="#b2b2b2" draw:marker-start-width="0.356cm" draw:marker-end-width="0.3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1.233cm"/>
    </style:style>
    <style:style style:name="gr45" style:family="graphic" style:parent-style-name="standard">
      <style:graphic-properties draw:stroke="none" svg:stroke-color="#000000" draw:fill="none" draw:fill-color="#ffffff" fo:min-height="1.745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1.028cm" fo:min-width="1.9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8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879cm" fo:padding-top="0.15cm" fo:padding-bottom="0.15cm" fo:padding-left="0.275cm" fo:padding-right="0.275cm"/>
    </style:style>
    <style:style style:name="gr49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50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006cm" fo:padding-top="0.15cm" fo:padding-bottom="0.15cm" fo:padding-left="0.275cm" fo:padding-right="0.275cm"/>
    </style:style>
    <style:style style:name="gr51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49cm" fo:padding-top="0.15cm" fo:padding-bottom="0.15cm" fo:padding-left="0.275cm" fo:padding-right="0.275cm"/>
    </style:style>
    <style:style style:name="gr52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403cm" fo:padding-top="0.15cm" fo:padding-bottom="0.15cm" fo:padding-left="0.275cm" fo:padding-right="0.275cm"/>
    </style:style>
    <style:style style:name="gr5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625cm" fo:padding-top="0.15cm" fo:padding-bottom="0.15cm" fo:padding-left="0.275cm" fo:padding-right="0.275cm"/>
    </style:style>
    <style:style style:name="gr54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cfe7f5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8pt" fo:font-style="normal" style:font-style-asian="normal" style:font-style-complex="norm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4" style:family="paragraph">
      <style:text-properties fo:font-size="1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3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style:text-properties fo:font-size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5712CAB3604C347A.png" xlink:type="simple" xlink:show="embed" xlink:actuate="onLoad">
            <text:p/>
          </draw:image>
        </draw:frame>
        <draw:custom-shape draw:style-name="gr2" draw:text-style-name="P3" draw:layer="layout" svg:width="2.416cm" svg:height="0.635cm" svg:x="20.936cm" svg:y="4.021cm">
          <text:p text:style-name="P2"><text:span text:style-name="T1">entering</text:span></text:p>
          <draw:enhanced-geometry svg:viewBox="0 0 21600 21600" draw:mirror-horizontal="false" draw:type="line-callout-2" draw:modifiers="-11832.1886636326 48294.3396226415 -11805.3785684733 18916.9811320755 -2234.174596607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2.032cm" svg:height="0.762cm" svg:x="17.256cm" svg:y="3.921cm">
          <text:p text:style-name="P2"><text:span text:style-name="T1">leaving</text:span></text:p>
          <draw:enhanced-geometry svg:viewBox="0 0 21600 21600" draw:mirror-horizontal="false" draw:type="line-callout-2" draw:modifiers="-7649.77865223807 42407.3394495413 -7915.39596655189 15739.9737876802 -2666.79783571077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1.651cm" svg:height="0.635cm" svg:x="20.346cm" svg:y="7.096cm">
          <text:p text:style-name="P2"><text:span text:style-name="T1">firing</text:span></text:p>
          <draw:enhanced-geometry svg:viewBox="0 0 21600 21600" draw:mirror-horizontal="false" draw:type="line-callout-2" draw:modifiers="-30098.789346247 64901.8867924528 -30307.99031477 18849.0566037736 -3268.76513317191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778cm" svg:height="0.678cm" svg:x="9.255cm" svg:y="13.784cm">
          <text:p text:style-name="P2"><text:span text:style-name="T1">occurs</text:span></text:p>
          <draw:enhanced-geometry svg:viewBox="0 0 21600 21600" draw:mirror-horizontal="false" draw:type="line-callout-2" draw:modifiers="18601.0118043845 -28980.265095729 -3023.27150084317 -29807.3637702504 -3047.55480607083 17623.56406480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651cm" svg:height="0.635cm" svg:x="9.688cm" svg:y="16.566cm">
          <text:p text:style-name="P2"><text:span text:style-name="T1">ticks</text:span></text:p>
          <draw:enhanced-geometry svg:viewBox="0 0 21600 21600" draw:mirror-horizontal="false" draw:type="line-callout-2" draw:modifiers="-18880.387409201 -7879.24528301887 -18880.387409201 18883.0188679245 -3255.69007263922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3.429cm" svg:height="1.143cm" svg:x="16.40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1" draw:layer="layout" svg:width="11.684cm" svg:height="9.016cm" svg:x="8.239cm" svg:y="5.445cm">
          <draw:image xlink:href="Pictures/100000000000056400000537B67B5097C25D52C8.png" xlink:type="simple" xlink:show="embed" xlink:actuate="onLoad">
            <text:p/>
          </draw:image>
        </draw:frame>
        <draw:custom-shape draw:style-name="gr7" draw:text-style-name="P6" xml:id="id1" draw:id="id1" draw:layer="layout" svg:width="3.983cm" svg:height="0.508cm" svg:x="8.828cm" svg:y="4.556cm">
          <text:p text:style-name="P2"><text:span text:style-name="T2">Activity: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828cm" svg:y1="4.81cm" svg:x2="8.62cm" svg:y2="5.291cm" draw:start-shape="id1" draw:start-glue-point="5" draw:end-shape="id2" draw:end-glue-point="4" svg:d="M8828 4810h-208v481" svg:viewBox="0 0 209 482">
          <text:p/>
        </draw:connector>
        <draw:custom-shape draw:style-name="gr9" draw:text-style-name="P7" xml:id="id2" draw:id="id2" draw:layer="layout" svg:width="0.508cm" svg:height="0.508cm" svg:x="8.366cm" svg:y="5.2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3.983cm" svg:height="0.508cm" svg:x="11.368cm" svg:y="6.842cm">
          <text:p text:style-name="P2"><text:span text:style-name="T2">Activity: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1.368cm" svg:y1="7.096cm" svg:x2="10.906cm" svg:y2="7.042cm" draw:start-shape="id3" draw:start-glue-point="5" draw:end-shape="id4" draw:end-glue-point="6" svg:d="M11368 7096h-462v-54" svg:viewBox="0 0 463 55">
          <text:p/>
        </draw:connector>
        <draw:custom-shape draw:style-name="gr9" draw:text-style-name="P7" xml:id="id4" draw:id="id4" draw:layer="layout" svg:width="0.508cm" svg:height="0.508cm" svg:x="10.652cm" svg:y="6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5" draw:id="id5" draw:layer="layout" svg:width="3.221cm" svg:height="0.508cm" svg:x="13.573cm" svg:y="12.43cm">
          <text:p text:style-name="P2"><text:span text:style-name="T2">Action: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5.183cm" svg:y1="12.938cm" svg:x2="16.748cm" svg:y2="13.573cm" draw:start-shape="id5" draw:end-shape="id6" draw:end-glue-point="5" svg:d="M15183 12938v635h1565" svg:viewBox="0 0 1566 636">
          <text:p/>
        </draw:connector>
        <draw:custom-shape draw:style-name="gr9" draw:text-style-name="P7" xml:id="id6" draw:id="id6" draw:layer="layout" svg:width="0.508cm" svg:height="0.508cm" svg:x="16.748cm" svg:y="13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14.151cm" svg:y1="16.229cm" svg:x2="14.151cm" svg:y2="14.589cm">
          <text:p/>
        </draw:line>
        <draw:frame draw:style-name="gr12" draw:text-style-name="P8" draw:layer="layout" svg:width="4.826cm" svg:height="1.266cm" svg:x="14.105cm" svg:y="15.344cm">
          <draw:text-box>
            <text:p><text:span text:style-name="T3">&lt;&lt;Conforms to&gt;&gt;</text:span></text:p>
          </draw:text-box>
        </draw:frame>
        <draw:frame draw:style-name="gr13" draw:text-style-name="P1" draw:layer="layout" svg:width="4.318cm" svg:height="8.397cm" svg:x="13.154cm" svg:y="16.737cm">
          <draw:image xlink:href="Pictures/10000000000001FE000003E10590474E0E1F3544.png" xlink:type="simple" xlink:show="embed" xlink:actuate="onLoad">
            <text:p/>
          </draw:image>
        </draw:frame>
        <draw:custom-shape draw:style-name="gr14" draw:text-style-name="P9" xml:id="id7" draw:id="id7" draw:layer="layout" svg:width="5.461cm" svg:height="0.508cm" svg:x="7.058cm" svg:y="16.583cm">
          <text:p text:style-name="P2"><text:span text:style-name="T4">CoffeeAlgorithm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8" draw:id="id8" draw:layer="layout" svg:width="0.254cm" svg:height="0.254cm" svg:x="13.662cm" svg:y="16.991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519cm" svg:y1="16.837cm" svg:x2="13.662cm" svg:y2="17.118cm" draw:start-shape="id7" draw:start-glue-point="7" draw:end-shape="id8" draw:end-glue-point="3" svg:d="M12519 16837h585v281h558" svg:viewBox="0 0 1144 282">
          <text:p/>
        </draw:connector>
        <draw:custom-shape draw:style-name="gr17" draw:text-style-name="P9" xml:id="id9" draw:id="id9" draw:layer="layout" svg:width="5.842cm" svg:height="0.508cm" svg:x="6.804cm" svg:y="24.076cm">
          <text:p text:style-name="P2"><text:span text:style-name="T4">CoffeeAlgorithm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0" draw:id="id10" draw:layer="layout" svg:width="0.254cm" svg:height="0.254cm" svg:x="13.789cm" svg:y="24.48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646cm" svg:y1="24.33cm" svg:x2="13.789cm" svg:y2="24.611cm" draw:start-shape="id9" draw:start-glue-point="7" draw:end-shape="id10" draw:end-glue-point="3" svg:d="M12646 24330h585v281h558" svg:viewBox="0 0 1144 282">
          <text:p/>
        </draw:connector>
        <draw:custom-shape draw:style-name="gr18" draw:text-style-name="P9" xml:id="id11" draw:id="id11" draw:layer="layout" svg:width="4.483cm" svg:height="0.508cm" svg:x="17.599cm" svg:y="18.361cm">
          <text:p text:style-name="P2"><text:span text:style-name="T4">select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2" draw:id="id12" draw:layer="layout" svg:width="0.254cm" svg:height="0.254cm" svg:x="16.329cm" svg:y="19.15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18.615cm" svg:x2="16.583cm" svg:y2="19.277cm" draw:start-shape="id11" draw:start-glue-point="5" draw:end-shape="id12" draw:end-glue-point="1" svg:d="M17599 18615h-521v662h-495" svg:viewBox="0 0 1017 663">
          <text:p/>
        </draw:connector>
        <draw:custom-shape draw:style-name="gr19" draw:text-style-name="P9" xml:id="id13" draw:id="id13" draw:layer="layout" svg:width="4.61cm" svg:height="0.508cm" svg:x="17.599cm" svg:y="19.785cm">
          <text:p text:style-name="P2"><text:span text:style-name="T4">mak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4" draw:id="id14" draw:layer="layout" svg:width="0.254cm" svg:height="0.254cm" svg:x="16.329cm" svg:y="20.57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0.039cm" svg:x2="16.583cm" svg:y2="20.701cm" draw:start-shape="id13" draw:start-glue-point="5" draw:end-shape="id14" draw:end-glue-point="1" svg:d="M17599 20039h-521v662h-495" svg:viewBox="0 0 1017 663">
          <text:p/>
        </draw:connector>
        <draw:custom-shape draw:style-name="gr20" draw:text-style-name="P9" xml:id="id15" draw:id="id15" draw:layer="layout" svg:width="4.737cm" svg:height="0.508cm" svg:x="17.599cm" svg:y="21.69cm">
          <text:p text:style-name="P2"><text:span text:style-name="T4">releas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6" draw:id="id16" draw:layer="layout" svg:width="0.254cm" svg:height="0.254cm" svg:x="16.329cm" svg:y="22.479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1.944cm" svg:x2="16.583cm" svg:y2="22.606cm" draw:start-shape="id15" draw:start-glue-point="5" draw:end-shape="id16" draw:end-glue-point="1" svg:d="M17599 21944h-521v662h-495" svg:viewBox="0 0 1017 663">
          <text:p/>
        </draw:connector>
        <draw:frame draw:style-name="gr21" draw:text-style-name="P11" draw:layer="layout" svg:width="15.708cm" svg:height="0.806cm" svg:x="9.803cm" svg:y="26.356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9.79cm" svg:y="25.456cm">
          <draw:text-box>
            <text:p><text:span text:style-name="T5">Domain Specific Event part of the language behavioral interface</text:span></text:p>
          </draw:text-box>
        </draw:frame>
        <draw:custom-shape draw:style-name="gr23" draw:text-style-name="P9" xml:id="id17" draw:id="id17" draw:layer="layout" svg:width="2.159cm" svg:height="0.508cm" svg:x="7.517cm" svg:y="26.365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xml:id="id18" draw:id="id18" draw:layer="layout" svg:width="0.418cm" svg:height="0.397cm" svg:x="6.374cm" svg:y="26.492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line-skew="-0.386cm" svg:x1="7.517cm" svg:y1="26.619cm" svg:x2="6.792cm" svg:y2="26.69cm" draw:start-shape="id17" draw:start-glue-point="5" draw:end-shape="id18" draw:end-glue-point="1" svg:d="M7517 26619h-762v71h37" svg:viewBox="0 0 763 72">
          <text:p/>
        </draw:connector>
        <draw:custom-shape draw:style-name="gr25" draw:text-style-name="P6" xml:id="id19" draw:id="id19" draw:layer="layout" svg:width="2.159cm" svg:height="0.508cm" svg:x="7.53cm" svg:y="25.658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draw:line-skew="-0.557cm" svg:x1="7.53cm" svg:y1="25.912cm" svg:x2="6.866cm" svg:y2="25.957cm" draw:start-shape="id19" draw:start-glue-point="5" draw:end-shape="id20" draw:end-glue-point="7" svg:d="M7530 25912h-902v45h238" svg:viewBox="0 0 903 46">
          <text:p/>
        </draw:connector>
        <draw:custom-shape draw:style-name="gr9" draw:text-style-name="P7" xml:id="id20" draw:id="id20" draw:layer="layout" svg:width="0.508cm" svg:height="0.508cm" svg:x="6.358cm" svg:y="25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5712CAB3604C347A.png" xlink:type="simple" xlink:show="embed" xlink:actuate="onLoad">
            <text:p/>
          </draw:image>
        </draw:frame>
        <draw:custom-shape draw:style-name="gr26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492cm" svg:y1="18.261cm" svg:x2="13.492cm" svg:y2="16.621cm">
          <text:p/>
        </draw:line>
        <draw:frame draw:style-name="gr12" draw:text-style-name="P13" draw:layer="layout" svg:width="4.826cm" svg:height="1.266cm" svg:x="13.446cm" svg:y="17.376cm">
          <draw:text-box>
            <text:p text:style-name="P12"><text:span text:style-name="T3">&lt;&lt;Conforms to&gt;&gt;</text:span></text:p>
          </draw:text-box>
        </draw:frame>
        <draw:frame draw:style-name="gr21" draw:text-style-name="P11" draw:layer="layout" svg:width="15.708cm" svg:height="0.806cm" svg:x="7.985cm" svg:y="29.78cm">
          <draw:text-box>
            <text:p text:style-name="P14"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7.972cm" svg:y="28.88cm">
          <draw:text-box>
            <text:p text:style-name="P14"><text:span text:style-name="T5">Domain Specific Event part of the language behavioral interface</text:span></text:p>
          </draw:text-box>
        </draw:frame>
        <draw:frame draw:style-name="gr30" draw:text-style-name="P1" draw:layer="layout" svg:width="4.826cm" svg:height="1.143cm" svg:x="16.267cm" svg:y="5.445cm">
          <draw:image xlink:href="Pictures/10000201000000CB0000005C426F19A77CD6EEDB.png" xlink:type="simple" xlink:show="embed" xlink:actuate="onLoad">
            <text:p/>
          </draw:image>
        </draw:frame>
        <draw:custom-shape draw:style-name="gr31" draw:text-style-name="P4" draw:layer="layout" svg:width="4.826cm" svg:height="1.143cm" svg:x="16.24cm" svg:y="5.4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1" draw:id="id21" draw:layer="layout" svg:width="3.194cm" svg:height="0.508cm" svg:x="21.809cm" svg:y="9.404cm">
          <text:p text:style-name="P15"><text:span text:style-name="T2">Transition::f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23.406cm" svg:y1="9.912cm" svg:x2="18.272cm" svg:y2="10.447cm" draw:start-shape="id21" draw:start-glue-point="6" draw:end-shape="id22" draw:end-glue-point="7" svg:d="M23406 9912v535h-5134" svg:viewBox="0 0 5135 536">
          <text:p/>
        </draw:connector>
        <draw:custom-shape draw:style-name="gr9" draw:text-style-name="P7" xml:id="id22" draw:id="id22" draw:layer="layout" svg:width="0.508cm" svg:height="0.508cm" svg:x="17.764cm" svg:y="10.1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9" xml:id="id23" draw:id="id23" draw:layer="layout" svg:width="2.159cm" svg:height="0.508cm" svg:x="5.953cm" svg:y="29.802cm">
          <text:p text:style-name="P15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0" xml:id="id24" draw:id="id24" draw:layer="layout" svg:width="0.418cm" svg:height="0.397cm" svg:x="4.81cm" svg:y="29.92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draw:line-skew="-0.386cm" svg:x1="5.953cm" svg:y1="30.056cm" svg:x2="5.228cm" svg:y2="30.127cm" draw:start-shape="id23" draw:start-glue-point="5" draw:end-shape="id24" draw:end-glue-point="1" svg:d="M5953 30056h-762v71h37" svg:viewBox="0 0 763 72">
          <text:p/>
        </draw:connector>
        <draw:custom-shape draw:style-name="gr36" draw:text-style-name="P6" draw:layer="layout" svg:width="2.159cm" svg:height="0.508cm" svg:x="5.966cm" svg:y="29.095cm">
          <text:p text:style-name="P15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7" draw:layer="layout" svg:width="0.508cm" svg:height="0.508cm" svg:x="4.794cm" svg:y="29.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6" xml:id="id25" draw:id="id25" draw:layer="layout" svg:width="3.302cm" svg:height="0.508cm" svg:x="8.493cm" svg:y="17.046cm">
          <text:p text:style-name="P15"><text:span text:style-name="T2">FSMClock::ti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8.493cm" svg:y1="17.3cm" svg:x2="7.985cm" svg:y2="16.621cm" draw:start-shape="id25" draw:start-glue-point="5" draw:end-shape="id26" draw:end-glue-point="6" svg:d="M8493 17300h-508v-679" svg:viewBox="0 0 509 680">
          <text:p/>
        </draw:connector>
        <draw:custom-shape draw:style-name="gr37" draw:text-style-name="P7" xml:id="id26" draw:id="id26" draw:layer="layout" svg:width="0.508cm" svg:height="0.508cm" svg:x="7.731cm" svg:y="16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6" xml:id="id27" draw:id="id27" draw:layer="layout" svg:width="3.62cm" svg:height="0.508cm" svg:x="6.588cm" svg:y="13.046cm">
          <text:p text:style-name="P15"><text:span text:style-name="T2">FSMEvent: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0.208cm" svg:y1="13.3cm" svg:x2="11.441cm" svg:y2="13.221cm" draw:start-shape="id27" draw:start-glue-point="7" draw:end-shape="id28" draw:end-glue-point="6" svg:d="M10208 13300h1233v-79" svg:viewBox="0 0 1234 80">
          <text:p/>
        </draw:connector>
        <draw:custom-shape draw:style-name="gr37" draw:text-style-name="P7" xml:id="id28" draw:id="id28" draw:layer="layout" svg:width="0.508cm" svg:height="0.508cm" svg:x="11.187cm" svg:y="12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6" xml:id="id29" draw:id="id29" draw:layer="layout" svg:width="2.794cm" svg:height="0.508cm" svg:x="16.494cm" svg:y="4.246cm">
          <text:p text:style-name="P15"><text:span text:style-name="T2">State: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6.494cm" svg:y1="4.5cm" svg:x2="16.486cm" svg:y2="5.467cm" draw:start-shape="id29" draw:start-glue-point="5" draw:end-shape="id30" draw:end-glue-point="5" svg:d="M16494 4500h-526v967h518" svg:viewBox="0 0 527 968">
          <text:p/>
        </draw:connector>
        <draw:custom-shape draw:style-name="gr37" draw:text-style-name="P7" xml:id="id30" draw:id="id30" draw:layer="layout" svg:width="0.508cm" svg:height="0.508cm" svg:x="16.486cm" svg:y="5.2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6" xml:id="id31" draw:id="id31" draw:layer="layout" svg:width="2.959cm" svg:height="0.508cm" svg:x="20.393cm" svg:y="4.232cm">
          <text:p text:style-name="P15"><text:span text:style-name="T2">State: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20.393cm" svg:y1="4.486cm" svg:x2="19.885cm" svg:y2="5.199cm" draw:start-shape="id31" draw:start-glue-point="5" draw:end-shape="id32" draw:end-glue-point="4" svg:d="M20393 4486h-508v713" svg:viewBox="0 0 509 714">
          <text:p/>
        </draw:connector>
        <draw:custom-shape draw:style-name="gr37" draw:text-style-name="P7" xml:id="id32" draw:id="id32" draw:layer="layout" svg:width="0.508cm" svg:height="0.508cm" svg:x="19.631cm" svg:y="5.1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" draw:layer="layout" svg:width="10.741cm" svg:height="8.995cm" svg:x="8.901cm" svg:y="18.856cm">
          <draw:image xlink:href="Pictures/10000000000004F500000426593919F32B0526B4.jpg" xlink:type="simple" xlink:show="embed" xlink:actuate="onLoad">
            <text:p/>
          </draw:image>
        </draw:frame>
        <draw:connector draw:style-name="gr35" draw:text-style-name="P2" draw:layer="layout" svg:x1="10.525cm" svg:y1="21.32cm" svg:x2="11.668cm" svg:y2="22.209cm" draw:start-shape="id33" draw:start-glue-point="7" draw:end-shape="id34" draw:end-glue-point="0" svg:d="M10525 21320h1143v889" svg:viewBox="0 0 1144 890">
          <text:p/>
        </draw:connector>
        <draw:frame draw:style-name="gr44" draw:text-style-name="P17" draw:layer="layout" svg:width="3.937cm" svg:height="1.509cm" svg:x="12.711cm" svg:y="24.168cm">
          <draw:text-box>
            <text:p text:style-name="P16"><text:span text:style-name="T6">when</text:span><text:span text:style-name="T7"> coin /</text:span></text:p>
            <text:p text:style-name="P16"><text:span text:style-name="T8">!</text:span><text:span text:style-name="T7"> selectCoffee </text:span></text:p>
          </draw:text-box>
        </draw:frame>
        <draw:frame draw:style-name="gr45" draw:text-style-name="P17" draw:layer="layout" svg:width="5.079cm" svg:height="1.995cm" svg:x="12.712cm" svg:y="20.869cm">
          <draw:text-box>
            <text:p text:style-name="P16"><text:span text:style-name="T6">when</text:span><text:span text:style-name="T7"> releaseCoffee /</text:span></text:p>
            <text:p text:style-name="P16"><text:span text:style-name="T9">doLocked</text:span><text:span text:style-name="T7"> </text:span></text:p>
          </draw:text-box>
        </draw:frame>
        <draw:custom-shape draw:style-name="gr46" draw:text-style-name="P5" draw:layer="layout" svg:width="2.413cm" svg:height="1.278cm" svg:x="13.092cm" svg:y="18.8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9" draw:layer="layout" svg:width="3.656cm" svg:height="1.089cm" svg:x="12.584cm" svg:y="18.961cm">
          <draw:text-box>
            <text:p text:style-name="P18"><text:span text:style-name="T10">CoffeeCoin</text:span></text:p>
          </draw:text-box>
        </draw:frame>
        <draw:custom-shape draw:style-name="gr48" draw:text-style-name="P9" xml:id="id33" draw:id="id33" draw:layer="layout" svg:width="3.429cm" svg:height="0.508cm" svg:x="7.096cm" svg:y="21.066cm">
          <text:p text:style-name="P15"><text:span text:style-name="T4">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4" draw:id="id34" draw:layer="layout" svg:width="0.254cm" svg:height="0.254cm" svg:x="11.541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0.652cm" svg:y1="24.622cm" svg:x2="11.668cm" svg:y2="24.241cm" draw:start-shape="id35" draw:start-glue-point="7" draw:end-shape="id36" draw:end-glue-point="2" svg:d="M10652 24622h1016v-381" svg:viewBox="0 0 1017 382">
          <text:p/>
        </draw:connector>
        <draw:custom-shape draw:style-name="gr48" draw:text-style-name="P9" xml:id="id35" draw:id="id35" draw:layer="layout" svg:width="3.429cm" svg:height="0.508cm" svg:x="7.223cm" svg:y="24.368cm">
          <text:p text:style-name="P15"><text:span text:style-name="T4">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6" draw:id="id36" draw:layer="layout" svg:width="0.254cm" svg:height="0.254cm" svg:x="11.541cm" svg:y="23.98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64cm" svg:y1="21.32cm" svg:x2="17.129cm" svg:y2="22.209cm" draw:start-shape="id37" draw:start-glue-point="5" draw:end-shape="id38" draw:end-glue-point="0" svg:d="M17764 21320h-635v889" svg:viewBox="0 0 636 890">
          <text:p/>
        </draw:connector>
        <draw:custom-shape draw:style-name="gr50" draw:text-style-name="P9" xml:id="id37" draw:id="id37" draw:layer="layout" svg:width="3.556cm" svg:height="0.508cm" svg:x="17.764cm" svg:y="21.066cm">
          <text:p text:style-name="P15"><text:span text:style-name="T4">Un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8" draw:id="id38" draw:layer="layout" svg:width="0.254cm" svg:height="0.254cm" svg:x="17.002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37cm" svg:y1="24.368cm" svg:x2="17.202cm" svg:y2="24.111cm" draw:start-shape="id39" draw:start-glue-point="5" draw:end-shape="id40" draw:end-glue-point="2" svg:d="M17737 24368h-535v-257" svg:viewBox="0 0 536 258">
          <text:p/>
        </draw:connector>
        <draw:custom-shape draw:style-name="gr50" draw:text-style-name="P9" xml:id="id39" draw:id="id39" draw:layer="layout" svg:width="3.556cm" svg:height="0.508cm" svg:x="17.737cm" svg:y="24.114cm">
          <text:p text:style-name="P15"><text:span text:style-name="T4">Un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0" draw:id="id40" draw:layer="layout" svg:width="0.254cm" svg:height="0.254cm" svg:x="17.075cm" svg:y="23.8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9.382cm" svg:y1="26.019cm" svg:x2="10.512cm" svg:y2="26.696cm" draw:start-shape="id41" draw:start-glue-point="7" draw:end-shape="id42" draw:end-glue-point="0" svg:d="M9382 26019h1130v677" svg:viewBox="0 0 1131 678">
          <text:p/>
        </draw:connector>
        <draw:custom-shape draw:style-name="gr51" draw:text-style-name="P9" xml:id="id41" draw:id="id41" draw:layer="layout" svg:width="4.699cm" svg:height="0.508cm" svg:x="4.683cm" svg:y="25.765cm">
          <text:p text:style-name="P15"><text:span text:style-name="T4">FSMEvent:selectCoff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9" draw:layer="layout" svg:width="4.699cm" svg:height="0.508cm" svg:x="4.67cm" svg:y="25.753cm">
          <text:p text:style-name="P15"><text:span text:style-name="T4">select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2" draw:id="id42" draw:layer="layout" svg:width="0.254cm" svg:height="0.254cm" svg:x="10.385cm" svg:y="26.696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2.189cm" svg:y1="28.444cm" svg:x2="13.319cm" svg:y2="27.824cm" draw:end-shape="id43" draw:end-glue-point="2" svg:d="M12189 28444v-60h1130v-560" svg:viewBox="0 0 1131 621">
          <text:p/>
        </draw:connector>
        <draw:custom-shape draw:style-name="gr52" draw:text-style-name="P9" draw:layer="layout" svg:width="4.953cm" svg:height="0.508cm" svg:x="7.223cm" svg:y="28.178cm">
          <text:p text:style-name="P15"><text:span text:style-name="T4">release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3" draw:id="id43" draw:layer="layout" svg:width="0.254cm" svg:height="0.254cm" svg:x="13.192cm" svg:y="27.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9.034cm" svg:y1="26.019cm" svg:x2="18.272cm" svg:y2="26.781cm" draw:start-shape="id44" draw:start-glue-point="5" draw:end-shape="id45" draw:end-glue-point="0" svg:d="M19034 26019h-762v762" svg:viewBox="0 0 763 763">
          <text:p/>
        </draw:connector>
        <draw:custom-shape draw:style-name="gr53" draw:text-style-name="P9" xml:id="id44" draw:id="id44" draw:layer="layout" svg:width="3.175cm" svg:height="0.508cm" svg:x="19.034cm" svg:y="25.765cm">
          <text:p text:style-name="P15"><text:span text:style-name="T4">coin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5" draw:id="id45" draw:layer="layout" svg:width="0.254cm" svg:height="0.254cm" svg:x="18.145cm" svg:y="26.781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8.018cm" svg:y1="28.432cm" svg:x2="16.521cm" svg:y2="27.797cm" draw:start-shape="id46" draw:start-glue-point="5" draw:end-shape="id47" draw:end-glue-point="2" svg:d="M18018 28432h-1497v-635" svg:viewBox="0 0 1498 636">
          <text:p/>
        </draw:connector>
        <draw:custom-shape draw:style-name="gr54" draw:text-style-name="P9" xml:id="id46" draw:id="id46" draw:layer="layout" svg:width="3.302cm" svg:height="0.508cm" svg:x="18.018cm" svg:y="28.178cm">
          <text:p text:style-name="P15"><text:span text:style-name="T4">start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7" draw:id="id47" draw:layer="layout" svg:width="0.254cm" svg:height="0.254cm" svg:x="16.394cm" svg:y="27.5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MyLightBlue" draw:style="linear" draw:start-color="#ffffff" draw:end-color="#cfe7f5" draw:start-intensity="100%" draw:end-intensity="100%" draw:angle="45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5T20:18:39.064000000</dc:date>
    <meta:generator>LibreOffice/5.0.2.2$Windows_x86 LibreOffice_project/37b43f919e4de5eeaca9b9755ed688758a8251fe</meta:generator>
    <meta:editing-duration>PT2H27M34S</meta:editing-duration>
    <meta:editing-cycles>47</meta:editing-cycles>
    <meta:document-statistic meta:object-count="108"/>
  </office:meta>
</office:document-meta>
</file>